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5cm" fo:min-width="1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0.05cm" fo:min-width="12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85cm" fo:min-width="3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813cm" fo:min-width="2.70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6.375cm" fo:min-width="7.101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05cm" fo:min-width="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9.25cm" fo:min-width="8.5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85cm" fo:min-width="6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563cm" fo:min-width="13.201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5.15cm" fo:min-width="12.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85cm" fo:min-width="17.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4.05cm" fo:min-width="16.4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55cm" fo:min-width="23.4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4.75cm" fo:min-width="21.2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95cm" fo:min-width="12.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75cm" fo:min-width="6.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75cm" fo:min-width="6.6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4.05cm" fo:min-width="8.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95cm" fo:min-width="20.8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3.95cm" fo:min-width="12.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4.15cm" fo:min-width="11.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5cm" fo:min-width="11.4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296cm" fo:min-width="8.41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45cm" fo:min-width="12.1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3.428cm" fo:min-width="12.442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45cm" fo:min-width="7.6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95cm" fo:min-width="12.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2.25cm" fo:min-width="14.7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85cm" fo:min-width="15.1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1.25cm" fo:min-width="9.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4.276cm" fo:min-width="6.148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4.63cm" fo:min-width="5.582cm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3.852cm" fo:min-width="6.784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5.85cm" fo:min-width="31.8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55cm" fo:min-width="25.5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65cm" fo:min-width="6.6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25cm" fo:min-width="15.1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13.95cm" fo:min-width="15.5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2.75cm" fo:min-width="19.1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8.85cm" fo:min-width="12.6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75cm" fo:min-width="16.1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6.05cm" fo:min-width="21.5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75cm" fo:min-width="8.2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73cm" fo:min-width="5.44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2.75cm" fo:min-width="5.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65cm" fo:min-width="7.8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2.15cm" fo:min-width="8.8cm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872cm" fo:min-width="2.188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024cm" fo:min-width="7.632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9.35cm" fo:min-width="8.9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2.014cm" fo:min-width="5.936cm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8.15cm" fo:min-width="6.7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5.05cm" fo:min-width="15.3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95cm" fo:min-width="10.9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1.35cm" fo:min-width="11.1cm"/>
      <style:paragraph-properties style:writing-mode="lr-tb"/>
    </style:style>
    <style:style style:name="gr57" style:family="graphic" style:parent-style-name="standard">
      <style:graphic-properties draw:textarea-horizontal-align="justify" draw:textarea-vertical-align="middle" draw:auto-grow-height="false" fo:min-height="3.05cm" fo:min-width="9.8cm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1.75cm" fo:min-width="14cm"/>
      <style:paragraph-properties style:writing-mode="lr-tb"/>
    </style:style>
    <style:style style:name="gr59" style:family="graphic" style:parent-style-name="standard">
      <style:graphic-properties draw:textarea-horizontal-align="justify" draw:textarea-vertical-align="middle" draw:auto-grow-height="false" fo:min-height="4.25cm" fo:min-width="22.2cm"/>
      <style:paragraph-properties style:writing-mode="lr-tb"/>
    </style:style>
    <style:style style:name="gr60" style:family="graphic" style:parent-style-name="standard">
      <style:graphic-properties draw:textarea-horizontal-align="justify" draw:textarea-vertical-align="middle" draw:auto-grow-height="false" fo:min-height="18.85cm" fo:min-width="7.5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2.75cm" fo:min-width="8.3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35cm" fo:min-width="4.4cm"/>
    </style:style>
    <style:style style:name="gr63" style:family="graphic" style:parent-style-name="standard">
      <style:graphic-properties draw:textarea-horizontal-align="justify" draw:textarea-vertical-align="middle" draw:auto-grow-height="false" fo:min-height="3.95cm" fo:min-width="16.2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3.85cm" fo:min-width="8.8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8.65cm" fo:min-width="7.9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3.15cm" fo:min-width="3.9cm"/>
    </style:style>
    <style:style style:name="gr67" style:family="graphic" style:parent-style-name="standard">
      <style:graphic-properties draw:textarea-horizontal-align="justify" draw:textarea-vertical-align="middle" draw:auto-grow-height="false" fo:min-height="12.65cm" fo:min-width="7.5cm"/>
    </style:style>
    <style:style style:name="gr68" style:family="graphic" style:parent-style-name="standard">
      <style:graphic-properties draw:textarea-horizontal-align="justify" draw:textarea-vertical-align="middle" draw:auto-grow-height="false" fo:min-height="2.55cm" fo:min-width="6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11.55cm" fo:min-width="8.2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12.35cm" fo:min-width="22.8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2.75cm" fo:min-width="19.3cm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11.95cm" fo:min-width="18.8cm"/>
      <style:paragraph-properties style:writing-mode="lr-tb"/>
    </style:style>
    <style:style style:name="gr73" style:family="graphic" style:parent-style-name="standard">
      <style:graphic-properties draw:textarea-horizontal-align="justify" draw:textarea-vertical-align="middle" draw:auto-grow-height="false" fo:min-height="1.75cm" fo:min-width="32.5cm"/>
      <style:paragraph-properties style:writing-mode="lr-tb"/>
    </style:style>
    <style:style style:name="gr74" style:family="graphic" style:parent-style-name="standard">
      <style:graphic-properties draw:textarea-horizontal-align="justify" draw:textarea-vertical-align="middle" draw:auto-grow-height="false" fo:min-height="11.05cm" fo:min-width="10.5cm"/>
    </style:style>
    <style:style style:name="gr75" style:family="graphic" style:parent-style-name="standard">
      <style:graphic-properties draw:textarea-horizontal-align="justify" draw:textarea-vertical-align="middle" draw:auto-grow-height="false" fo:min-height="2.75cm" fo:min-width="5cm"/>
    </style:style>
    <style:style style:name="gr76" style:family="graphic" style:parent-style-name="standard">
      <style:graphic-properties draw:textarea-horizontal-align="justify" draw:textarea-vertical-align="middle" draw:auto-grow-height="false" fo:min-height="13.65cm" fo:min-width="10.6cm"/>
    </style:style>
    <style:style style:name="gr77" style:family="graphic" style:parent-style-name="standard">
      <style:graphic-properties draw:textarea-horizontal-align="justify" draw:textarea-vertical-align="middle" draw:auto-grow-height="false" fo:min-height="2.25cm" fo:min-width="5.3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2.25cm" fo:min-width="5.3cm"/>
    </style:style>
    <style:style style:name="gr79" style:family="graphic" style:parent-style-name="standard">
      <style:graphic-properties draw:textarea-horizontal-align="justify" draw:textarea-vertical-align="middle" draw:auto-grow-height="false" fo:min-height="13.55cm" fo:min-width="9.5cm"/>
    </style:style>
    <style:style style:name="gr80" style:family="graphic" style:parent-style-name="standard">
      <style:graphic-properties draw:textarea-horizontal-align="justify" draw:textarea-vertical-align="middle" draw:auto-grow-height="false" fo:min-height="2.95cm" fo:min-width="4.8cm"/>
    </style:style>
    <style:style style:name="gr81" style:family="graphic" style:parent-style-name="standard">
      <style:graphic-properties draw:textarea-horizontal-align="justify" draw:textarea-vertical-align="middle" draw:auto-grow-height="false" fo:min-height="0.45cm" fo:min-width="4.2cm"/>
    </style:style>
    <style:style style:name="gr82" style:family="graphic" style:parent-style-name="standard">
      <style:graphic-properties draw:textarea-horizontal-align="justify" draw:textarea-vertical-align="middle" draw:auto-grow-height="false" fo:min-height="1.85cm" fo:min-width="14.9cm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7.45cm" fo:min-width="13.5cm"/>
      <style:paragraph-properties style:writing-mode="lr-tb"/>
    </style:style>
    <style:style style:name="gr84" style:family="graphic" style:parent-style-name="standard">
      <style:graphic-properties draw:textarea-horizontal-align="justify" draw:textarea-vertical-align="middle" draw:auto-grow-height="false" fo:min-height="1.75cm" fo:min-width="19.7cm"/>
      <style:paragraph-properties style:writing-mode="lr-tb"/>
    </style:style>
    <style:style style:name="gr85" style:family="graphic" style:parent-style-name="standard">
      <style:graphic-properties draw:textarea-horizontal-align="justify" draw:textarea-vertical-align="middle" draw:auto-grow-height="false" fo:min-height="2.45cm" fo:min-width="10.3cm"/>
      <style:paragraph-properties style:writing-mode="lr-tb"/>
    </style:style>
    <style:style style:name="gr86" style:family="graphic" style:parent-style-name="standard">
      <style:graphic-properties draw:textarea-horizontal-align="justify" draw:textarea-vertical-align="middle" draw:auto-grow-height="false" fo:min-height="1.45cm" fo:min-width="10cm"/>
    </style:style>
    <style:style style:name="gr87" style:family="graphic" style:parent-style-name="standard">
      <style:graphic-properties draw:textarea-horizontal-align="justify" draw:textarea-vertical-align="middle" draw:auto-grow-height="false" fo:min-height="11.45cm" fo:min-width="6.3cm"/>
      <style:paragraph-properties style:writing-mode="lr-tb"/>
    </style:style>
    <style:style style:name="gr88" style:family="graphic" style:parent-style-name="standard">
      <style:graphic-properties draw:textarea-horizontal-align="justify" draw:textarea-vertical-align="middle" draw:auto-grow-height="false" fo:min-height="11.35cm" fo:min-width="9.7cm"/>
      <style:paragraph-properties style:writing-mode="lr-tb"/>
    </style:style>
    <style:style style:name="gr89" style:family="graphic" style:parent-style-name="standard">
      <style:graphic-properties draw:textarea-horizontal-align="justify" draw:textarea-vertical-align="middle" draw:auto-grow-height="false" fo:min-height="2.368cm" fo:min-width="2.966cm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2.65cm" fo:min-width="7.9cm"/>
      <style:paragraph-properties style:writing-mode="lr-tb"/>
    </style:style>
    <style:style style:name="gr91" style:family="graphic" style:parent-style-name="standard">
      <style:graphic-properties draw:textarea-horizontal-align="justify" draw:textarea-vertical-align="middle" draw:auto-grow-height="false" fo:min-height="3.45cm" fo:min-width="4.6cm"/>
      <style:paragraph-properties style:writing-mode="lr-tb"/>
    </style:style>
    <style:style style:name="gr92" style:family="graphic" style:parent-style-name="standard">
      <style:graphic-properties draw:textarea-horizontal-align="justify" draw:textarea-vertical-align="middle" draw:auto-grow-height="false" fo:min-height="2.85cm" fo:min-width="8.2cm"/>
      <style:paragraph-properties style:writing-mode="lr-tb"/>
    </style:style>
    <style:style style:name="gr93" style:family="graphic" style:parent-style-name="standard">
      <style:graphic-properties draw:textarea-horizontal-align="justify" draw:textarea-vertical-align="middle" draw:auto-grow-height="false" fo:min-height="1.35cm" fo:min-width="5.5cm"/>
      <style:paragraph-properties style:writing-mode="lr-tb"/>
    </style:style>
    <style:style style:name="gr94" style:family="graphic" style:parent-style-name="standard">
      <style:graphic-properties draw:textarea-horizontal-align="justify" draw:textarea-vertical-align="middle" draw:auto-grow-height="false" fo:min-height="1.85cm" fo:min-width="8.7cm"/>
      <style:paragraph-properties style:writing-mode="lr-tb"/>
    </style:style>
    <style:style style:name="gr95" style:family="graphic" style:parent-style-name="standard">
      <style:graphic-properties draw:textarea-horizontal-align="justify" draw:textarea-vertical-align="middle" draw:auto-grow-height="false" fo:min-height="2.95cm" fo:min-width="4.4cm"/>
      <style:paragraph-properties style:writing-mode="lr-tb"/>
    </style:style>
    <style:style style:name="gr96" style:family="graphic" style:parent-style-name="standard">
      <style:graphic-properties draw:textarea-horizontal-align="justify" draw:textarea-vertical-align="middle" draw:auto-grow-height="false" fo:min-height="1.73cm" fo:min-width="4.38cm"/>
      <style:paragraph-properties style:writing-mode="lr-tb"/>
    </style:style>
    <style:style style:name="gr97" style:family="graphic" style:parent-style-name="standard">
      <style:graphic-properties draw:textarea-horizontal-align="justify" draw:textarea-vertical-align="middle" draw:auto-grow-height="false" fo:min-height="2.15cm" fo:min-width="15.4cm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1.55cm" fo:min-width="13.3cm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1.45cm" fo:min-width="17.1cm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7.65cm" fo:min-width="19cm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2.65cm" fo:min-width="17.4cm"/>
      <style:paragraph-properties style:writing-mode="lr-tb"/>
    </style:style>
    <style:style style:name="gr102" style:family="graphic" style:parent-style-name="standard">
      <style:graphic-properties draw:textarea-horizontal-align="justify" draw:textarea-vertical-align="middle" draw:auto-grow-height="false" fo:min-height="1.094cm" fo:min-width="2.118cm"/>
      <style:paragraph-properties style:writing-mode="lr-tb"/>
    </style:style>
    <style:style style:name="gr103" style:family="graphic" style:parent-style-name="standard">
      <style:graphic-properties draw:textarea-horizontal-align="justify" draw:textarea-vertical-align="middle" draw:auto-grow-height="false" fo:min-height="1.25cm" fo:min-width="1.8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middle" draw:auto-grow-height="false" fo:min-height="1.85cm" fo:min-width="19.1cm"/>
      <style:paragraph-properties style:writing-mode="lr-tb"/>
    </style:style>
    <style:style style:name="gr105" style:family="graphic" style:parent-style-name="standard">
      <style:graphic-properties draw:textarea-horizontal-align="justify" draw:textarea-vertical-align="middle" draw:auto-grow-height="false" fo:min-height="7.75cm" fo:min-width="14.3cm"/>
      <style:paragraph-properties style:writing-mode="lr-tb"/>
    </style:style>
    <style:style style:name="gr106" style:family="graphic" style:parent-style-name="standard">
      <style:graphic-properties draw:textarea-horizontal-align="justify" draw:textarea-vertical-align="middle" draw:auto-grow-height="false" fo:min-height="1.306cm" fo:min-width="2.542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cm" svg:height="2.6cm" svg:x="2.6cm" svg:y="1cm">
          <text:p text:style-name="P1">Hive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6cm" svg:height="10.3cm" svg:x="1.7cm" svg:y="4.5cm">
          <text:p text:style-name="P1">Who created it? --&gt; Facebook</text:p>
          <text:p text:style-name="P1">Why Hive?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3.1cm" svg:x="1.3cm" svg:y="25.3cm">
          <text:p text:style-name="P1">F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2cm" svg:height="4.9cm" svg:x="8.2cm" svg:y="23.3cm">
          <text:p text:style-name="P1">MySQL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7.6cm" svg:height="10.6cm" svg:x="12.7cm" svg:y="18.2cm">
          <text:p text:style-name="P1">Oracl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2" draw:layer="layout" svg:x1="5.4cm" svg:y1="26.3cm" svg:x2="8.4cm" svg:y2="26.3cm">
          <text:p/>
        </draw:line>
        <draw:line draw:style-name="gr6" draw:text-style-name="P2" draw:layer="layout" svg:x1="11.4cm" svg:y1="26.5cm" svg:x2="14.2cm" svg:y2="23.9cm">
          <text:p/>
        </draw:line>
      </draw:page>
      <draw:page draw:name="page2" draw:style-name="dp1" draw:master-page-name="Default">
        <draw:custom-shape draw:style-name="gr7" draw:text-style-name="P1" draw:layer="layout" svg:width="6.5cm" svg:height="3.3cm" svg:x="1.3cm" svg:y="3.5cm">
          <text:p text:style-name="P1">Barbecue Machin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9cm" svg:height="9.5cm" svg:x="11.8cm" svg:y="0.6cm">
          <text:p text:style-name="P1">Washing Machin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cm" svg:height="3.1cm" svg:x="1.5cm" svg:y="13.7cm">
          <text:p text:style-name="P1">Facebook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3.7cm" svg:height="9.3cm" svg:x="10.5cm" svg:y="10.8cm">
          <text:p text:style-name="P1">NoSQL 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2.8cm" svg:height="5.4cm" svg:x="-1.2cm" svg:y="19.2cm">
          <text:p text:style-name="P1"><text:s/>Growing Data--&gt; Growing Complexity</text:p>
          <text:p text:style-name="P1">Writing Data in Java using MR was very </text:p>
          <text:p text:style-name="P1">Complex.</text:p>
          <text:p text:style-name="P1">For a single analytical query --&gt; Time required</text:p>
          <text:p text:style-name="P1">Was very high.</text:p>
          <text:p text:style-name="P1"/>
          <text:p text:style-name="P1">Training non program background developers was tough</text:p>
          <text:p text:style-name="P1"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2" draw:text-style-name="P1" draw:layer="layout" svg:width="17.8cm" svg:height="2.1cm" svg:x="2.9cm" svg:y="0.3cm">
          <text:p text:style-name="P1">Democratizing HADOOP --&gt; HIV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6.9cm" svg:height="4.3cm" svg:x="2.6cm" svg:y="3.6cm">
          <text:p text:style-name="P1">Started writing jobs using SQL Querie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3.9cm" svg:height="1.8cm" svg:x="0.7cm" svg:y="9.9cm">
          <text:p text:style-name="P1">Unstructured vs Semi-Structured vs Structured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1.7cm" svg:height="5cm" svg:x="4.9cm" svg:y="13cm">
          <text:p text:style-name="P1">Unstructured --&gt; No way to understand data without Human Intervention</text:p>
          <text:p text:style-name="P1"/>
          <text:p text:style-name="P1">Semi-Structured --&gt; You only know how to break the data</text:p>
          <text:p text:style-name="P1"/>
          <text:p text:style-name="P1">Structured -&gt; Data is already organized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3.1cm" svg:height="2.2cm" svg:x="8.9cm" svg:y="20.6cm">
          <text:p text:style-name="P1">MapReduce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6.7cm" svg:height="2cm" svg:x="5.1cm" svg:y="24.6cm">
          <text:p text:style-name="P1">Hive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7.1cm" svg:height="2cm" svg:x="16.3cm" svg:y="24.7cm">
          <text:p text:style-name="P1">Pig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9" draw:text-style-name="P1" draw:layer="layout" svg:width="8.8cm" svg:height="4.3cm" svg:x="7.5cm" svg:y="2.2cm">
          <text:p text:style-name="P1">WHO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1.3cm" svg:height="2.2cm" svg:x="3.4cm" svg:y="7.3cm">
          <text:p text:style-name="P1">ETL – Extract <text:s/>Transform Load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2.6cm" svg:height="4.2cm" svg:x="3.3cm" svg:y="10.6cm">
          <text:p text:style-name="P1">India --&gt; txt</text:p>
          <text:p text:style-name="P1">Russia --&gt; csv</text:p>
          <text:p text:style-name="P1">US --&gt; json</text:p>
          <text:p text:style-name="P1">UK --&gt; xml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2cm" svg:height="4.4cm" svg:x="6cm" svg:y="17cm">
          <text:p text:style-name="P1">Architecture -- (Transformation)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11.9cm" svg:height="1.6cm" svg:x="13.2cm" svg:y="15.2cm">
          <text:p text:style-name="P1">Extract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4.9cm" svg:y1="12.5cm" svg:x2="19.9cm" svg:y2="12.5cm">
          <text:p/>
        </draw:line>
        <draw:line draw:style-name="gr6" draw:text-style-name="P2" draw:layer="layout" svg:x1="19.6cm" svg:y1="12.9cm" svg:x2="19.6cm" svg:y2="15.2cm">
          <text:p/>
        </draw:line>
        <draw:line draw:style-name="gr6" draw:text-style-name="P2" draw:layer="layout" svg:x1="20.7cm" svg:y1="16.8cm" svg:x2="20.7cm" svg:y2="20.4cm">
          <text:p/>
        </draw:line>
        <draw:line draw:style-name="gr6" draw:text-style-name="P2" draw:layer="layout" svg:x1="20.5cm" svg:y1="20.4cm" svg:x2="17.6cm" svg:y2="20.4cm">
          <text:p/>
        </draw:line>
        <draw:custom-shape draw:style-name="gr24" draw:text-style-name="P1" draw:layer="layout" svg:width="12.6cm" svg:height="3.6cm" svg:x="5.5cm" svg:y="24.4cm">
          <text:p text:style-name="P1">Load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1.4cm" svg:y1="21cm" svg:x2="11.4cm" svg:y2="25.1cm">
          <text:p/>
        </draw:line>
      </draw:page>
      <draw:page draw:name="page5" draw:style-name="dp1" draw:master-page-name="Default">
        <draw:custom-shape draw:style-name="gr25" draw:text-style-name="P1" draw:layer="layout" svg:width="12.6cm" svg:height="2.7cm" svg:x="-6.5cm" svg:y="7.4cm">
          <text:p text:style-name="P1">MetaStore --&gt; Stores the schema data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8.3cm" svg:height="5.2cm" svg:x="1.7cm" svg:y="15.2cm">
          <text:p text:style-name="P1">HDF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" draw:layer="layout" svg:width="8.1cm" svg:height="2.7cm" svg:x="8.7cm" svg:y="6.4cm">
          <text:p text:style-name="P1">Apache Derby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12.9cm" svg:height="3.2cm" svg:x="-1.8cm" svg:y="21.1cm">
          <text:p text:style-name="P1">Create table employee</text:p>
          <text:p text:style-name="P1">(id int, name string, salary float)</text:p>
          <text:p text:style-name="P1"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9" draw:text-style-name="P1" draw:layer="layout" svg:width="15.2cm" svg:height="2.5cm" svg:x="2.8cm" svg:y="1.7cm">
          <text:p text:style-name="P1">Hive Driver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15.6cm" svg:height="2.1cm" svg:x="2.7cm" svg:y="13.4cm">
          <text:p text:style-name="P1">MetaStore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9.7cm" svg:height="1.5cm" svg:x="6.1cm" svg:y="8.6cm">
          <text:p text:style-name="P1">Optimizer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9.7cm" svg:height="1.5cm" svg:x="6cm" svg:y="6cm">
          <text:p text:style-name="P1">Compiler</text:p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9.7cm" svg:height="1.5cm" svg:x="6.1cm" svg:y="11cm">
          <text:p text:style-name="P1">Execution Engine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9.4cm" svg:height="6.4cm" svg:x="22.4cm" svg:y="-1.3cm">
          <text:p text:style-name="P1">Parse the query. Semantics and</text:p>
          <text:p text:style-name="P1">Syntax</text:p>
          <text:p text:style-name="P1"/>
          <text:p text:style-name="P1">Execution Plan -- DA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5.7cm" svg:y1="6.8cm" svg:x2="23.6cm" svg:y2="3.4cm">
          <text:p/>
        </draw:line>
        <draw:custom-shape draw:style-name="gr33" draw:text-style-name="P1" draw:layer="layout" svg:width="8.6cm" svg:height="6.9cm" svg:x="23.9cm" svg:y="6.7cm">
          <text:p text:style-name="P1">Transformation on execution </text:p>
          <text:p text:style-name="P1">Plans created and improvise 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4.6cm" svg:y1="9.7cm" svg:x2="25.1cm" svg:y2="10.1cm">
          <text:p/>
        </draw:line>
        <draw:custom-shape draw:style-name="gr34" draw:text-style-name="P1" draw:layer="layout" svg:width="10.3cm" svg:height="5.8cm" svg:x="21.7cm" svg:y="14.6cm">
          <text:p text:style-name="P1">Based on given DAG and by </text:p>
          <text:p text:style-name="P1">Computing the Dependencies, </text:p>
          <text:p text:style-name="P1">it creates a final pl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4.4cm" svg:y1="11.5cm" svg:x2="26.1cm" svg:y2="15.9cm">
          <text:p/>
        </draw:line>
      </draw:page>
      <draw:page draw:name="page7" draw:style-name="dp1" draw:master-page-name="Default">
        <draw:custom-shape draw:style-name="gr35" draw:text-style-name="P1" draw:layer="layout" svg:width="32.3cm" svg:height="6.1cm" svg:x="1.1cm" svg:y="11.1cm">
          <text:p text:style-name="P1">Data-- HDFS</text:p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6cm" svg:height="1.8cm" svg:x="7.9cm" svg:y="2cm">
          <text:p text:style-name="P1">Structure in which data will be loaded -- MetaStore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7.1cm" svg:height="2.9cm" svg:x="-1.3cm" svg:y="-0.4cm">
          <text:p text:style-name="P1">CLI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5cm" svg:y1="0.8cm" svg:x2="10.4cm" svg:y2="2.7cm">
          <text:p/>
        </draw:line>
        <draw:line draw:style-name="gr6" draw:text-style-name="P2" draw:layer="layout" svg:x1="25cm" svg:y1="3.5cm" svg:x2="25.3cm" svg:y2="14.1cm">
          <text:p/>
        </draw:line>
        <draw:line draw:style-name="gr6" draw:text-style-name="P2" draw:layer="layout" svg:x1="5.3cm" svg:y1="14.9cm" svg:x2="8.7cm" svg:y2="3.4cm">
          <text:p/>
        </draw:line>
        <draw:line draw:style-name="gr6" draw:text-style-name="P2" draw:layer="layout" svg:x1="8.2cm" svg:y1="2.9cm" svg:x2="5.2cm" svg:y2="1.9cm">
          <text:p/>
        </draw:line>
      </draw:page>
      <draw:page draw:name="page8" draw:style-name="dp1" draw:master-page-name="Default">
        <draw:custom-shape draw:style-name="gr38" draw:text-style-name="P1" draw:layer="layout" svg:width="15.6cm" svg:height="1.5cm" svg:x="0.4cm" svg:y="0cm">
          <text:p text:style-name="P1">Data-Types in Hive</text:p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16cm" svg:height="14.2cm" svg:x="-0.5cm" svg:y="2.6cm">
          <text:p text:style-name="P1">Primitive Data Types in Hive</text:p>
          <text:p text:style-name="P1"/>
          <text:p text:style-name="P1">TINYINT +- 127</text:p>
          <text:p text:style-name="P1">SMALLINT +- 32767</text:p>
          <text:p text:style-name="P1">INT +- 2147483647</text:p>
          <text:p text:style-name="P1">BIGINT +- 9223372036854775807</text:p>
          <text:p text:style-name="P1">BOOLEAN</text:p>
          <text:p text:style-name="P1">FLOAT</text:p>
          <text:p text:style-name="P1">DOUBLE</text:p>
          <text:p text:style-name="P1">STRING</text:p>
          <text:p text:style-name="P1">TIMESTAMP</text:p>
          <text:p text:style-name="P1"/>
          <text:p text:style-name="P1">COLLECTION DATA TYPES</text:p>
          <text:p text:style-name="P1"/>
          <text:p text:style-name="P1">STRUCT</text:p>
          <text:p text:style-name="P1">MAP</text:p>
          <text:p text:style-name="P1">ARRAY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40" draw:text-style-name="P1" draw:layer="layout" svg:width="19.6cm" svg:height="3cm" svg:x="0.2cm" svg:y="0.6cm">
          <text:p text:style-name="P1">4 V’s of Big Data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13.1cm" svg:height="9.1cm" svg:x="4.3cm" svg:y="4.5cm">
          <text:p text:style-name="P1">Velocity</text:p>
          <text:p text:style-name="P1">Variety</text:p>
          <text:p text:style-name="P1">Volume</text:p>
          <text:p text:style-name="P1">Value</text:p>
          <text:p text:style-name="P1"/>
          <text:p text:style-name="P1">Veracity-----&gt;&gt; Validation <text:span text:style-name="T1">Quality</text:span> Trust/ Accuracy </text:p>
          <text:p text:style-name="P1"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42" draw:text-style-name="P1" draw:layer="layout" svg:width="16.6cm" svg:height="3cm" svg:x="0.5cm" svg:y="0.3cm">
          <text:p text:style-name="P1">Managed vs External Table</text:p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2cm" svg:height="6.3cm" svg:x="0.6cm" svg:y="5.4cm">
          <text:p text:style-name="P1">Managed Table --&gt; By default Hive Manages the Data. Hive will transfer</text:p>
          <text:p text:style-name="P1"><text:s/>the data to the warehouse folder</text:p>
          <text:p text:style-name="P1"/>
          <text:p text:style-name="P1">External Table --&gt; Data is not managed by Hive. Hive just points to the location </text:p>
          <text:p text:style-name="P1">Of the data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8.7cm" svg:height="2cm" svg:x="0cm" svg:y="13.8cm">
          <text:p text:style-name="P1">Hive</text:p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8.7cm" svg:height="2cm" svg:x="15cm" svg:y="13.6cm">
          <text:p text:style-name="P1">Hive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8.4cm" svg:height="2.8cm" svg:x="0cm" svg:y="18.5cm">
          <text:p text:style-name="P1">Manag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8.4cm" svg:height="2.8cm" svg:x="14.7cm" svg:y="18.4cm">
          <text:p text:style-name="P1">Extern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cm" svg:y1="15.5cm" svg:x2="4cm" svg:y2="18.8cm">
          <text:p/>
        </draw:line>
        <draw:line draw:style-name="gr6" draw:text-style-name="P2" draw:layer="layout" svg:x1="19.4cm" svg:y1="15.5cm" svg:x2="19.5cm" svg:y2="18.8cm">
          <text:p/>
        </draw:line>
        <draw:custom-shape draw:style-name="gr46" draw:text-style-name="P1" draw:layer="layout" svg:width="6cm" svg:height="3cm" svg:x="27.7cm" svg:y="19.8cm">
          <text:p text:style-name="P1">HDFS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1.4cm" svg:y1="20.4cm" svg:x2="28.6cm" svg:y2="20.4cm">
          <text:p/>
        </draw:line>
        <draw:custom-shape draw:style-name="gr47" draw:text-style-name="P1" draw:layer="layout" svg:width="8.3cm" svg:height="1.9cm" svg:x="0cm" svg:y="22.9cm">
          <text:p text:style-name="P1">HDFS -- warehous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8cm" svg:y1="20.4cm" svg:x2="3.8cm" svg:y2="23.1cm">
          <text:p/>
        </draw:line>
        <draw:custom-shape draw:style-name="gr48" draw:text-style-name="P1" draw:layer="layout" svg:width="9.3cm" svg:height="2.4cm" svg:x="0.4cm" svg:y="26cm">
          <text:p text:style-name="P1">Drop – A Managed Tabl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9.2cm" svg:y1="26.3cm" svg:x2="7.4cm" svg:y2="24.4cm">
          <text:p/>
        </draw:line>
        <draw:custom-shape draw:style-name="gr49" draw:text-style-name="P1" draw:layer="layout" svg:width="3.8cm" svg:height="3cm" svg:x="10.7cm" svg:y="25.1cm">
          <text:p text:style-name="P1">Delet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" draw:layer="layout" svg:width="8.4cm" svg:height="2.8cm" svg:x="0.001cm" svg:y="18.501cm">
          <text:p text:style-name="P1">Manag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9.3cm" svg:height="2.4cm" svg:x="18.3cm" svg:y="24cm">
          <text:p text:style-name="P1">Drop – An External Tabl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8.1cm" svg:y1="20.7cm" svg:x2="21cm" svg:y2="24.9cm">
          <text:p/>
        </draw:line>
        <draw:custom-shape draw:style-name="gr50" draw:text-style-name="P1" draw:layer="layout" svg:width="11.5cm" svg:height="1.8cm" svg:x="21.4cm" svg:y="27.1cm">
          <text:p text:style-name="P1">Only metadata is deleted </text:p>
          <text:p text:style-name="P1">and not the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51" draw:text-style-name="P1" draw:layer="layout" svg:width="9.4cm" svg:height="19.6cm" svg:x="0.3cm" svg:y="3cm">
          <text:p text:style-name="P1">Data</text:p>
          <text:p text:style-name="P1"/>
          <text:p text:style-name="P1">100 M Records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9.1cm" svg:height="3.2cm" svg:x="15.9cm" svg:y="5.5cm">
          <text:p text:style-name="P1">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8.1cm" svg:y1="7.5cm" svg:x2="9.2cm" svg:y2="10.5cm">
          <text:p/>
        </draw:line>
        <draw:custom-shape draw:style-name="gr53" draw:text-style-name="P1" draw:layer="layout" svg:width="7.2cm" svg:height="8.4cm" svg:x="25.4cm" svg:y="3.8cm">
          <text:p text:style-name="P1">When Data is very large</text:p>
          <text:p text:style-name="P1">Query Processing</text:p>
          <text:p text:style-name="P1">Will take a lot</text:p>
          <text:p text:style-name="P1">Of Tim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4" draw:text-style-name="P1" draw:layer="layout" svg:width="15.8cm" svg:height="5.3cm" svg:x="17.7cm" svg:y="13.8cm">
          <text:p text:style-name="P1">Breaking down of the data</text:p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11.4cm" svg:height="2.2cm" svg:x="12cm" svg:y="10.9cm">
          <text:p text:style-name="P1">PARTITIONING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11.6cm" svg:height="1.6cm" svg:x="11.4cm" svg:y="3.2cm">
          <text:p text:style-name="P1">Select * from covid where country=’India’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10.3cm" svg:height="3.3cm" svg:x="10.4cm" svg:y="19.6cm">
          <text:p text:style-name="P1">India-- 30 M Records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58" draw:text-style-name="P1" draw:layer="layout" svg:width="14.5cm" svg:height="2cm" svg:x="12.3cm" svg:y="0.4cm">
          <text:p text:style-name="P1">Partition Pruning --. When a Query is Hit on one or some partition</text:p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22.7cm" svg:height="4.5cm" svg:x="0.6cm" svg:y="4.3cm">
          <text:p text:style-name="P1">Which column should be used for Partitioning?</text:p>
          <text:p text:style-name="P1"/>
          <text:p text:style-name="P1">Column which is used most in FILTERING</text:p>
          <text:p text:style-name="P1"/>
          <draw:enhanced-geometry svg:viewBox="0 0 21600 21600" draw:type="rectangle" draw:enhanced-path="M 0 0 L 21600 0 21600 21600 0 21600 0 0 Z N"/>
        </draw:custom-shape>
        <draw:custom-shape draw:style-name="gr60" draw:text-style-name="P1" draw:layer="layout" svg:width="8cm" svg:height="19.1cm" svg:x="0cm" svg:y="9.4cm">
          <text:p text:style-name="P1">Data from Amazon</text:p>
          <text:p text:style-name="P1"/>
          <text:p text:style-name="P1">CustId</text:p>
          <text:p text:style-name="P1"/>
          <text:p text:style-name="P1">______________</text:p>
          <text:p text:style-name="P1"/>
          <text:p text:style-name="P1">Hash Partitioning</text:p>
          <text:p text:style-name="P1"/>
          <text:p text:style-name="P1">Bucketing</text:p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8.8cm" svg:height="3cm" svg:x="18.8cm" svg:y="11cm">
          <text:p text:style-name="P1">CustId--&gt; Paritition Key</text:p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9.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0.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1.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2.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2.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3.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4.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5.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6.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6.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7.7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8.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19.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20.1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20.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21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22.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23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24.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25.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26.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27.4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" draw:layer="layout" svg:width="4.9cm" svg:height="0.6cm" svg:x="8.4cm" svg:y="28.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16.7cm" svg:height="4.2cm" svg:x="1.4cm" svg:y="29.9cm">
          <text:p text:style-name="P1">What Problem will this create?</text:p>
          <text:p text:style-name="P1"/>
          <text:p text:style-name="P1">1 GB --&gt; 1 meta data</text:p>
          <text:p text:style-name="P1"/>
          <text:p text:style-name="P1">1024 MB – 1024 Meta Data – Meta Data Became Larger</text:p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64" draw:text-style-name="P1" draw:layer="layout" svg:width="9.3cm" svg:height="4.1cm" svg:x="14.8cm" svg:y="15.2cm">
          <text:p text:style-name="P1">Small File Problem</text:p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8.4cm" svg:height="8.9cm" svg:x="26.4cm" svg:y="16.2cm">
          <text:p text:style-name="P1">Solution== Hash partitioning</text:p>
          <text:p text:style-name="P1"/>
          <text:p text:style-name="P1"/>
          <text:p text:style-name="P1">I want to do the partition based</text:p>
          <text:p text:style-name="P1">On customer ID </text:p>
          <text:p text:style-name="P1"/>
          <text:p text:style-name="P1">But want only 50 partitions</text:p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4.4cm" svg:height="3.4cm" svg:x="13.7cm" svg:y="9.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4.4cm" svg:height="3.4cm" svg:x="13.7cm" svg:y="13.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4.4cm" svg:height="3.4cm" svg:x="13.7cm" svg:y="17.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3" draw:layer="layout" svg:width="4.4cm" svg:height="3.4cm" svg:x="13.7cm" svg:y="21.1cm">
          <text:p/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67" draw:text-style-name="P3" draw:layer="layout" svg:width="8cm" svg:height="12.9cm" svg:x="0.7cm" svg:y="9.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8cm" svg:y1="11.5cm" svg:x2="12.7cm" svg:y2="9.5cm">
          <text:p/>
        </draw:line>
        <draw:custom-shape draw:style-name="gr68" draw:text-style-name="P1" draw:layer="layout" svg:width="6.5cm" svg:height="2.8cm" svg:x="12.7cm" svg:y="8.5cm">
          <text:p text:style-name="P1">Bucketing</text:p>
          <text:p text:style-name="P1"/>
          <text:p text:style-name="P1">50 Buckets</text:p>
          <draw:enhanced-geometry svg:viewBox="0 0 21600 21600" draw:type="rectangle" draw:enhanced-path="M 0 0 L 21600 0 21600 21600 0 21600 0 0 Z N"/>
        </draw:custom-shape>
        <draw:custom-shape draw:style-name="gr69" draw:text-style-name="P1" draw:layer="layout" svg:width="8.7cm" svg:height="11.8cm" svg:x="23.8cm" svg:y="9.4cm">
          <text:p text:style-name="P1">X – customer Id</text:p>
          <text:p text:style-name="P1"/>
          <text:p text:style-name="P1">Which Bucket??</text:p>
          <text:p text:style-name="P1"/>
          <text:p text:style-name="P1">X /50</text:p>
          <text:p text:style-name="P1"/>
          <text:p text:style-name="P1">Remainder-- (0 – 49)</text:p>
          <text:p text:style-name="P1"/>
          <text:p text:style-name="P1">CID: 978654678</text:p>
          <text:p text:style-name="P1"/>
          <text:p text:style-name="P1">Bucket Number= 28</text:p>
          <draw:enhanced-geometry svg:viewBox="0 0 21600 21600" draw:type="rectangle" draw:enhanced-path="M 0 0 L 21600 0 21600 21600 0 21600 0 0 Z N"/>
        </draw:custom-shape>
        <draw:custom-shape draw:style-name="gr70" draw:text-style-name="P1" draw:layer="layout" svg:width="23.3cm" svg:height="12.6cm" svg:x="8.4cm" svg:y="21.7cm">
          <text:p text:style-name="P1"/>
          <text:p text:style-name="P1">Can Bucketing and partitioning be done together?</text:p>
          <text:p text:style-name="P1"><text:s/>IF yes, Bucketing will be done first or partitioning?</text:p>
          <text:p text:style-name="P1"/>
          <text:p text:style-name="P1">Partitioning will be done first </text:p>
          <text:p text:style-name="P1">Then Bucketing</text:p>
          <text:p text:style-name="P1"/>
          <text:p text:style-name="P1">5 Buckets</text:p>
          <text:p text:style-name="P1"/>
          <text:p text:style-name="P1">3 Countries</text:p>
          <text:p text:style-name="P1"/>
          <text:p text:style-name="P1">3 Partitions</text:p>
          <text:p text:style-name="P1"><text:s/>For each country-- 5 buckets</text:p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71" draw:text-style-name="P1" draw:layer="layout" svg:width="19.8cm" svg:height="3cm" svg:x="0.8cm" svg:y="0cm">
          <text:p text:style-name="P1">Dynamic Partitioning --&gt; not enabled by default</text:p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9.3cm" svg:height="12.2cm" svg:x="1cm" svg:y="3.8cm">
          <text:p text:style-name="P1">1. Create a non-partitioned table.</text:p>
          <text:p text:style-name="P1">2. Load the data into created table.</text:p>
          <text:p text:style-name="P1">3. Create the partitioned table as per your requirement.</text:p>
          <text:p text:style-name="P1">4. Insert the data into the partitioned table.</text:p>
          <text:p text:style-name="P1">5. Error --</text:p>
          <text:p text:style-name="P1">[Error 10096]: Dynamic partition strict mode r</text:p>
          <text:p text:style-name="P1">equires at least one static partition column. To turn this off set </text:p>
          <text:p text:style-name="P1">set hive.exec.dynamic.partition.mode=nonstrict</text:p>
          <text:p text:style-name="P4"><text:span text:style-name="T2">6. </text:span>set hive.exec.dynamic.partition.mode=nonstrict;</text:p>
          <text:p text:style-name="P1">7. set hive.enforce.bucketing=true;</text:p>
          <text:p text:style-name="P1">8.Insert Again</text:p>
          <text:p text:style-name="P1">9. SUCCES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33cm" svg:height="2cm" svg:x="-3cm" svg:y="16.5cm">
          <text:p text:style-name="P1">Hive Storage Location --&gt; /user/hive/warehouse/nameofdb.db/table/category=IN</text:p>
          <text:p text:style-name="P1">hadoop fs -ls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74" draw:text-style-name="P3" draw:layer="layout" svg:width="11cm" svg:height="11.3cm" svg:x="0.3cm" svg:y="1.9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5.5cm" svg:height="3cm" svg:x="11.9cm" svg:y="2.6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5.5cm" svg:height="3cm" svg:x="12cm" svg:y="6.3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3" draw:layer="layout" svg:width="5.5cm" svg:height="3cm" svg:x="12cm" svg:y="9.9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3" draw:layer="layout" svg:width="11.1cm" svg:height="13.9cm" svg:x="0.2cm" svg:y="14.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5.8cm" svg:height="2.5cm" svg:x="11.9cm" svg:y="15.1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8" draw:text-style-name="P3" draw:layer="layout" svg:width="5.8cm" svg:height="2.5cm" svg:x="11.9cm" svg:y="18.1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3" draw:layer="layout" svg:width="5.8cm" svg:height="2.5cm" svg:x="11.9cm" svg:y="21.2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5.8cm" svg:height="2.5cm" svg:x="11.9cm" svg:y="26.4cm">
          <text:p text:style-name="P1">20</text:p>
          <draw:enhanced-geometry svg:viewBox="0 0 21600 21600" draw:type="rectangle" draw:enhanced-path="M 0 0 L 21600 0 21600 21600 0 21600 0 0 Z N"/>
        </draw:custom-shape>
        <draw:custom-shape draw:style-name="gr79" draw:text-style-name="P3" draw:layer="layout" svg:width="10cm" svg:height="13.8cm" svg:x="21cm" svg:y="14.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5.3cm" svg:height="3.2cm" svg:x="31.6cm" svg:y="15.2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5.3cm" svg:height="3.2cm" svg:x="31.8cm" svg:y="19.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" draw:layer="layout" svg:width="5.3cm" svg:height="3.2cm" svg:x="31.8cm" svg:y="24.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15.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16.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1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17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99cm" svg:y="18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19.8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20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21.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22.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99cm" svg:y="23.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24.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25.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26.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cm" svg:y="27.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" draw:layer="layout" svg:width="4.7cm" svg:height="0.7cm" svg:x="37.299cm" svg:y="27.9cm">
          <text:p/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ustom-shape draw:style-name="gr82" draw:text-style-name="P3" draw:layer="layout" svg:width="15.4cm" svg:height="2.1cm" svg:x="0.3cm" svg:y="0.4cm">
          <text:p text:style-name="P3">View</text:p>
          <draw:enhanced-geometry svg:viewBox="0 0 21600 21600" draw:type="rectangle" draw:enhanced-path="M 0 0 L 21600 0 21600 21600 0 21600 0 0 Z N"/>
        </draw:custom-shape>
        <draw:custom-shape draw:style-name="gr83" draw:text-style-name="P3" draw:layer="layout" svg:width="14cm" svg:height="7.7cm" svg:x="2.8cm" svg:y="3.6cm">
          <text:p text:style-name="P3">Snap of the table based upon your query</text:p>
          <draw:enhanced-geometry svg:viewBox="0 0 21600 21600" draw:type="rectangle" draw:enhanced-path="M 0 0 L 21600 0 21600 21600 0 21600 0 0 Z N"/>
        </draw:custom-shape>
        <draw:custom-shape draw:style-name="gr84" draw:text-style-name="P3" draw:layer="layout" svg:width="20.2cm" svg:height="2cm" svg:x="0cm" svg:y="13.2cm">
          <text:p text:style-name="P3">Index</text:p>
          <draw:enhanced-geometry svg:viewBox="0 0 21600 21600" draw:type="rectangle" draw:enhanced-path="M 0 0 L 21600 0 21600 21600 0 21600 0 0 Z N"/>
        </draw:custom-shape>
        <draw:custom-shape draw:style-name="gr85" draw:text-style-name="P3" draw:layer="layout" svg:width="10.8cm" svg:height="2.7cm" svg:x="8.4cm" svg:y="15.6cm">
          <text:p text:style-name="P3">Column</text:p>
          <draw:enhanced-geometry svg:viewBox="0 0 21600 21600" draw:type="rectangle" draw:enhanced-path="M 0 0 L 21600 0 21600 21600 0 21600 0 0 Z N"/>
        </draw:custom-shape>
        <draw:custom-shape draw:style-name="gr86" draw:text-style-name="P3" draw:layer="layout" svg:width="10.5cm" svg:height="1.7cm" svg:x="1cm" svg:y="22.5cm">
          <text:p/>
          <draw:enhanced-geometry svg:viewBox="0 0 21600 21600" draw:type="rectangle" draw:enhanced-path="M 0 0 L 21600 0 21600 21600 0 21600 0 0 Z N"/>
        </draw:custom-shape>
      </draw:page>
      <draw:page draw:name="page17" draw:style-name="dp1" draw:master-page-name="Default">
        <draw:custom-shape draw:style-name="gr87" draw:text-style-name="P3" draw:layer="layout" svg:width="6.8cm" svg:height="11.7cm" svg:x="-2.1cm" svg:y="2.5cm">
          <text:p text:style-name="P3">Apache logs</text:p>
          <draw:enhanced-geometry svg:viewBox="0 0 21600 21600" draw:type="rectangle" draw:enhanced-path="M 0 0 L 21600 0 21600 21600 0 21600 0 0 Z N"/>
        </draw:custom-shape>
        <draw:custom-shape draw:style-name="gr88" draw:text-style-name="P3" draw:layer="layout" svg:width="10.2cm" svg:height="11.6cm" svg:x="17cm" svg:y="2.2cm">
          <text:p text:style-name="P3">Hive Tabl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9cm" svg:y1="8.1cm" svg:x2="8.7cm" svg:y2="8.1cm">
          <text:p/>
        </draw:line>
        <draw:line draw:style-name="gr6" draw:text-style-name="P2" draw:layer="layout" svg:x1="13.2cm" svg:y1="8cm" svg:x2="18cm" svg:y2="8cm">
          <text:p/>
        </draw:line>
        <draw:custom-shape draw:style-name="gr89" draw:text-style-name="P3" draw:layer="layout" svg:width="4.9cm" svg:height="3.7cm" svg:x="8.5cm" svg:y="6.1cm">
          <text:p text:style-name="P3">Deserializ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3" draw:layer="layout" svg:width="8.4cm" svg:height="2.9cm" svg:x="-1.8cm" svg:y="20.6cm">
          <text:p text:style-name="P3">Serialization </text:p>
          <draw:enhanced-geometry svg:viewBox="0 0 21600 21600" draw:type="rectangle" draw:enhanced-path="M 0 0 L 21600 0 21600 21600 0 21600 0 0 Z N"/>
        </draw:custom-shape>
        <draw:custom-shape draw:style-name="gr90" draw:text-style-name="P3" draw:layer="layout" svg:width="8.4cm" svg:height="2.9cm" svg:x="20.8cm" svg:y="20.6cm">
          <text:p text:style-name="P3">Deserialization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cm" svg:y1="23.4cm" svg:x2="13.1cm" svg:y2="23.5cm">
          <text:p/>
        </draw:line>
        <draw:custom-shape draw:style-name="gr91" draw:text-style-name="P3" draw:layer="layout" svg:width="5.1cm" svg:height="3.7cm" svg:x="13cm" svg:y="22cm">
          <text:p text:style-name="P3">Normal data </text:p>
          <text:p text:style-name="P3">into </text:p>
          <text:p text:style-name="P3">byte array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3.3cm" svg:y1="20.4cm" svg:x2="15.1cm" svg:y2="18.2cm">
          <text:p/>
        </draw:line>
        <draw:custom-shape draw:style-name="gr92" draw:text-style-name="P3" draw:layer="layout" svg:width="8.7cm" svg:height="3.1cm" svg:x="6.5cm" svg:y="16.3cm">
          <text:p text:style-name="P3">Convert it back</text:p>
          <draw:enhanced-geometry svg:viewBox="0 0 21600 21600" draw:type="rectangle" draw:enhanced-path="M 0 0 L 21600 0 21600 21600 0 21600 0 0 Z N"/>
        </draw:custom-shape>
        <draw:custom-shape draw:style-name="gr93" draw:text-style-name="P3" draw:layer="layout" svg:width="6cm" svg:height="1.6cm" svg:x="-1.7cm" svg:y="10cm">
          <text:p text:style-name="P3">Regular Expression</text:p>
          <draw:enhanced-geometry svg:viewBox="0 0 21600 21600" draw:type="rectangle" draw:enhanced-path="M 0 0 L 21600 0 21600 21600 0 21600 0 0 Z N"/>
        </draw:custom-shape>
        <draw:custom-shape draw:style-name="gr94" draw:text-style-name="P3" draw:layer="layout" svg:width="9.2cm" svg:height="2.1cm" svg:x="18cm" svg:y="9.6cm">
          <text:p text:style-name="P3">Tabular Format</text:p>
          <draw:enhanced-geometry svg:viewBox="0 0 21600 21600" draw:type="rectangle" draw:enhanced-path="M 0 0 L 21600 0 21600 21600 0 21600 0 0 Z N"/>
        </draw:custom-shape>
        <draw:custom-shape draw:style-name="gr95" draw:text-style-name="P3" draw:layer="layout" svg:width="4.9cm" svg:height="3.2cm" svg:x="27.6cm" svg:y="4.1cm">
          <text:p text:style-name="P3">SerDe</text:p>
          <draw:enhanced-geometry svg:viewBox="0 0 21600 21600" draw:type="rectangle" draw:enhanced-path="M 0 0 L 21600 0 21600 21600 0 21600 0 0 Z N"/>
        </draw:custom-shape>
        <draw:custom-shape draw:style-name="gr96" draw:text-style-name="P3" draw:layer="layout" svg:width="6.9cm" svg:height="2.8cm" svg:x="27.4cm" svg:y="9.4cm">
          <text:p text:style-name="P3">RegexSer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custom-shape draw:style-name="gr97" draw:text-style-name="P3" draw:layer="layout" svg:width="15.9cm" svg:height="2.4cm" svg:x="2.2cm" svg:y="2.1cm">
          <text:p text:style-name="P3">Steps</text:p>
          <draw:enhanced-geometry svg:viewBox="0 0 21600 21600" draw:type="rectangle" draw:enhanced-path="M 0 0 L 21600 0 21600 21600 0 21600 0 0 Z N"/>
        </draw:custom-shape>
        <draw:custom-shape draw:style-name="gr98" draw:text-style-name="P3" draw:layer="layout" svg:width="13.8cm" svg:height="1.8cm" svg:x="3cm" svg:y="6.1cm">
          <text:p text:style-name="P3">Add the Jar FIle</text:p>
          <draw:enhanced-geometry svg:viewBox="0 0 21600 21600" draw:type="rectangle" draw:enhanced-path="M 0 0 L 21600 0 21600 21600 0 21600 0 0 Z N"/>
        </draw:custom-shape>
        <draw:custom-shape draw:style-name="gr98" draw:text-style-name="P3" draw:layer="layout" svg:width="13.8cm" svg:height="1.8cm" svg:x="2.9cm" svg:y="9cm">
          <text:p text:style-name="P3">Add the CREATE THE TABLE</text:p>
          <draw:enhanced-geometry svg:viewBox="0 0 21600 21600" draw:type="rectangle" draw:enhanced-path="M 0 0 L 21600 0 21600 21600 0 21600 0 0 Z N"/>
        </draw:custom-shape>
        <draw:custom-shape draw:style-name="gr98" draw:text-style-name="P3" draw:layer="layout" svg:width="13.8cm" svg:height="1.8cm" svg:x="2.6cm" svg:y="12.4cm">
          <text:p text:style-name="P3">LOAD THE DATA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custom-shape draw:style-name="gr99" draw:text-style-name="P3" draw:layer="layout" svg:width="17.6cm" svg:height="1.7cm" svg:x="1.2cm" svg:y="1.3cm">
          <text:p text:style-name="P3">Row Major Format vs Column Major Format</text:p>
          <draw:enhanced-geometry svg:viewBox="0 0 21600 21600" draw:type="rectangle" draw:enhanced-path="M 0 0 L 21600 0 21600 21600 0 21600 0 0 Z N"/>
        </draw:custom-shape>
        <draw:custom-shape draw:style-name="gr100" draw:text-style-name="P3" draw:layer="layout" svg:width="19.5cm" svg:height="7.9cm" svg:x="0cm" svg:y="4.1cm">
          <text:p text:style-name="P3">Row Major Format</text:p>
          <text:p text:style-name="P3"/>
          <text:p text:style-name="P3">Id name age salary dept </text:p>
          <text:p text:style-name="P3">-,-,-,-,-</text:p>
          <text:p text:style-name="P3">-,-,-,-,-</text:p>
          <text:p text:style-name="P5">-,-,-,-,-</text:p>
          <text:p text:style-name="P5">-,-,-,-,-</text:p>
          <text:p text:style-name="P5">-,-,-,-,-</text:p>
          <text:p text:style-name="P5">-,-,-,-,-</text:p>
          <draw:enhanced-geometry svg:viewBox="0 0 21600 21600" draw:type="rectangle" draw:enhanced-path="M 0 0 L 21600 0 21600 21600 0 21600 0 0 Z N"/>
        </draw:custom-shape>
        <draw:custom-shape draw:style-name="gr101" draw:text-style-name="P3" draw:layer="layout" svg:width="17.9cm" svg:height="2.9cm" svg:x="0.5cm" svg:y="12.2cm">
          <text:p text:style-name="P3">Select avg(age) from emp;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02" draw:text-style-name="P3" draw:layer="layout" svg:width="3.7cm" svg:height="1.9cm" svg:x="13.4cm" svg:y="8.9cm">
          <text:p text:style-name="P3">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6.7cm" svg:y1="9.7cm" svg:x2="17.9cm" svg:y2="7.3cm">
          <text:p/>
        </draw:line>
        <draw:custom-shape draw:style-name="gr103" draw:text-style-name="P3" draw:layer="layout" svg:width="2.3cm" svg:height="1.5cm" svg:x="16.8cm" svg:y="5.9cm">
          <text:p text:style-name="P3">avg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6cm" svg:y1="7.5cm" svg:x2="14.4cm" svg:y2="9.9cm">
          <text:p/>
        </draw:line>
        <draw:line draw:style-name="gr6" draw:text-style-name="P2" draw:layer="layout" svg:x1="10.8cm" svg:y1="8.3cm" svg:x2="14.3cm" svg:y2="10cm">
          <text:p/>
        </draw:line>
        <draw:line draw:style-name="gr6" draw:text-style-name="P2" draw:layer="layout" svg:x1="10.3cm" svg:y1="8.9cm" svg:x2="14.3cm" svg:y2="10.2cm">
          <text:p/>
        </draw:line>
        <draw:line draw:style-name="gr6" draw:text-style-name="P2" draw:layer="layout" svg:x1="10.6cm" svg:y1="9.5cm" svg:x2="15cm" svg:y2="10.6cm">
          <text:p/>
        </draw:line>
        <draw:line draw:style-name="gr6" draw:text-style-name="P2" draw:layer="layout" svg:x1="10.6cm" svg:y1="10.2cm" svg:x2="16.2cm" svg:y2="10.5cm">
          <text:p/>
        </draw:line>
        <draw:line draw:style-name="gr6" draw:text-style-name="P2" draw:layer="layout" svg:x1="10.8cm" svg:y1="11.1cm" svg:x2="14.7cm" svg:y2="9.6cm">
          <text:p/>
        </draw:line>
        <draw:custom-shape draw:style-name="gr104" draw:text-style-name="P3" draw:layer="layout" svg:width="19.6cm" svg:height="2.1cm" svg:x="-0.8cm" svg:y="15.8cm">
          <text:p text:style-name="P3">COLUMN MAJOR FORMAT – ORC and PARQUET</text:p>
          <draw:enhanced-geometry svg:viewBox="0 0 21600 21600" draw:type="rectangle" draw:enhanced-path="M 0 0 L 21600 0 21600 21600 0 21600 0 0 Z N"/>
        </draw:custom-shape>
        <draw:custom-shape draw:style-name="gr105" draw:text-style-name="P3" draw:layer="layout" svg:width="14.8cm" svg:height="8cm" svg:x="0.7cm" svg:y="19.7cm">
          <text:p text:style-name="P3">Id -,-,-,-,</text:p>
          <text:p text:style-name="P3">Name -,-,-,-,-</text:p>
          <text:p text:style-name="P5"><text:span text:style-name="T2">Age</text:span>-,-,-,-,-</text:p>
          <text:p text:style-name="P5"><text:span text:style-name="T2">Salary</text:span>-,-,-,-,-</text:p>
          <text:p text:style-name="P5"><text:span text:style-name="T2">dept</text:span>-,-,-,-,-</text:p>
          <draw:enhanced-geometry svg:viewBox="0 0 21600 21600" draw:type="rectangle" draw:enhanced-path="M 0 0 L 21600 0 21600 21600 0 21600 0 0 Z N"/>
        </draw:custom-shape>
        <draw:custom-shape draw:style-name="gr106" draw:text-style-name="P3" draw:layer="layout" svg:width="4.3cm" svg:height="2.2cm" svg:x="11.5cm" svg:y="23.2cm">
          <text:p text:style-name="P3">av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9.6cm" svg:y1="23.7cm" svg:x2="12cm" svg:y2="24.6cm">
          <text:p/>
        </draw:line>
      </draw:page>
      <draw:page draw:name="page20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04T22:17:16.768000000</meta:creation-date>
    <dc:date>2020-07-19T12:51:55.390000000</dc:date>
    <meta:editing-duration>P1DT4H11M58S</meta:editing-duration>
    <meta:editing-cycles>3</meta:editing-cycles>
    <meta:generator>LibreOffice/6.4.1.2$Windows_X86_64 LibreOffice_project/4d224e95b98b138af42a64d84056446d09082932</meta:generator>
    <meta:document-statistic meta:object-count="194"/>
  </office:meta>
</office:document-meta>
</file>